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face style:name="B Titr" svg:font-family="'B Titr'"/>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tarSymbol" svg:font-family="StarSymbol"/>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rsid="00061a14" officeooo:paragraph-rsid="00061a14"/>
    </style:style>
    <style:style style:name="P4" style:family="paragraph" style:parent-style-name="Text_20_body">
      <style:paragraph-properties fo:text-align="end" style:justify-single-word="false" fo:break-before="page"/>
    </style:style>
    <style:style style:name="P5" style:family="paragraph" style:parent-style-name="Heading_20_1">
      <style:paragraph-properties fo:text-align="end" style:justify-single-word="false"/>
    </style:style>
    <style:style style:name="P6" style:family="paragraph" style:parent-style-name="Text_20_body">
      <style:paragraph-properties fo:text-align="end" style:justify-single-word="false"/>
    </style:style>
    <style:style style:name="P7" style:family="paragraph" style:parent-style-name="Text_20_body" style:list-style-name="L1" style:master-page-name="">
      <loext:graphic-properties draw:fill="none"/>
      <style:paragraph-properties fo:margin-left="1cm" fo:margin-right="0cm" fo:margin-top="0cm" fo:margin-bottom="0.247cm" style:contextual-spacing="false" fo:line-height="115%" fo:text-align="end" style:justify-single-word="false" fo:text-indent="-0.3cm" style:auto-text-indent="false" style:page-number="auto" fo:background-color="transparent" style:writing-mode="rl-tb">
        <style:tab-stops/>
      </style:paragraph-properties>
    </style:style>
    <style:style style:name="P8" style:family="paragraph" style:parent-style-name="Text_20_body" style:list-style-name="L1" style:master-page-name="">
      <loext:graphic-properties draw:fill="none"/>
      <style:paragraph-properties fo:margin-left="0.9cm" fo:margin-right="0cm" fo:margin-top="0cm" fo:margin-bottom="0.247cm" style:contextual-spacing="false" fo:line-height="115%" fo:text-align="end" style:justify-single-word="false" fo:text-indent="-0.3cm" style:auto-text-indent="false" style:page-number="auto" fo:background-color="transparent" style:writing-mode="rl-tb">
        <style:tab-stops/>
      </style:paragraph-properties>
    </style:style>
    <style:style style:name="P9" style:family="paragraph" style:parent-style-name="Text_20_body" style:list-style-name="L1" style:master-page-name="">
      <loext:graphic-properties draw:fill="none"/>
      <style:paragraph-properties fo:margin-left="0.9cm" fo:margin-right="0cm" fo:margin-top="0cm" fo:margin-bottom="0.247cm" style:contextual-spacing="false" fo:line-height="115%" fo:text-align="end" style:justify-single-word="false" fo:text-indent="-0.3cm" style:auto-text-indent="false" style:page-number="auto" fo:background-color="transparent" style:writing-mode="rl-tb">
        <style:tab-stops/>
      </style:paragraph-properties>
      <style:text-properties style:text-position="0% 100%" officeooo:rsid="00041b8c"/>
    </style:style>
    <style:style style:name="P10" style:family="paragraph" style:parent-style-name="Text_20_body">
      <loext:graphic-properties draw:fill="none"/>
      <style:paragraph-properties fo:margin-left="0.9cm" fo:margin-right="0cm" fo:margin-top="0cm" fo:margin-bottom="0.247cm" style:contextual-spacing="false" fo:line-height="115%" fo:text-align="end" style:justify-single-word="false" fo:text-indent="-0.3cm" style:auto-text-indent="false" fo:background-color="transparent" style:writing-mode="rl-tb">
        <style:tab-stops/>
      </style:paragraph-properties>
    </style:style>
    <style:style style:name="P11" style:family="paragraph" style:parent-style-name="Heading_20_1">
      <style:paragraph-properties fo:line-height="115%" fo:text-align="end" style:justify-single-word="false"/>
    </style:style>
    <style:style style:name="P12" style:family="paragraph" style:parent-style-name="Heading_20_1">
      <style:paragraph-properties fo:text-align="end" style:justify-single-word="false"/>
      <style:text-properties officeooo:rsid="00064cc5" officeooo:paragraph-rsid="00064cc5"/>
    </style:style>
    <style:style style:name="P13" style:family="paragraph" style:parent-style-name="Text_20_body">
      <style:paragraph-properties fo:text-align="end" style:justify-single-word="false"/>
      <style:text-properties officeooo:rsid="00064cc5" officeooo:paragraph-rsid="00064cc5"/>
    </style:style>
    <style:style style:name="T1" style:family="text">
      <style:text-properties officeooo:rsid="0003e23b"/>
    </style:style>
    <style:style style:name="T2" style:family="text">
      <style:text-properties style:text-position="super 58%" officeooo:rsid="0003e23b"/>
    </style:style>
    <style:style style:name="T3" style:family="text">
      <style:text-properties style:text-position="0% 100%" officeooo:rsid="0003e23b"/>
    </style:style>
    <style:style style:name="T4" style:family="text">
      <style:text-properties style:text-position="0% 100%" officeooo:rsid="00041b8c"/>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به نام خدا</text:p>
      <text:p text:style-name="Text_20_body"/>
      <text:p text:style-name="Text_20_body"/>
      <text:p text:style-name="Text_20_body"/>
      <text:h text:style-name="P1" text:outline-level="1">تمرین جلسه اول و دوم الگوریتم‌های گراف و شبکه</text:h>
      <text:p text:style-name="P2"/>
      <text:p text:style-name="P2"/>
      <text:p text:style-name="P2">حسام مومیوند فرد</text:p>
      <text:p text:style-name="P3">810803063</text:p>
      <text:p text:style-name="P3"/>
      <text:p text:style-name="P3"/>
      <text:p text:style-name="P3">بهار 1404</text:p>
      <text:p text:style-name="P4"/>
      <text:h text:style-name="P5" text:outline-level="1">تشخیص وجود دور فرد در ماتریس مجاورت</text:h>
      <text:p text:style-name="P6">با توجه به اینکه در صورت دو بخشی بودن یک گراف ، اون گراف فاقد دور فرد هست پس اول با استفاده از روش‌هایی مثل اول عمق و یا اول عرض بررسی میکنیم که اون گراف دوبخشی هست یا نه. در صورتی که دوبخشی باشه میتونیم با اطمینان بگیم که فاقد دور با طول فرد هست.</text:p>
      <text:p text:style-name="P6">در صورتی که دو بخشی نباشه حالا باید توان های فرد ماتریس مجاورتش رو حساب کنیم و در صورتی که تمام مقادیر درایه های روی قطر اصلی صفر باشند ، گراف ما دور فردی با طول توان ماتریس مجاورت نخواهد داشت.</text:p>
      <text:h text:style-name="P5" text:outline-level="1">آیا دایجکسترا الگوریتم خوبی است؟ پیچیدگی زمانی‌اش چیست؟</text:h>
      <text:p text:style-name="P6">این الگوریتم برای یافتن کوتاه ترین مسیر در گراف های وزن دار بدون یال منفی کاربرد داره <text:span text:style-name="T1">( یال با وزن صفر هم ممکنه الگوریتم رو دچار خطا کنه ). با وجود این پیچیدگی محاسباتی این الگوریتم با ساختمان داده‌های مختلف متفاوته و برای انواع گراف ها بهتره که از ساختمان داده‌های متفاوتی استفاده بشه برای مثال:</text:span></text:p>
      <text:list text:style-name="L1">
        <text:list-item>
          <text:p text:style-name="P7">برای گراف های کوچیک بهتره از لیست ارایه ای استفاده بشه و پیچیدگی اون از مرتبه <text:span text:style-name="T1">O(V</text:span><text:span text:style-name="T2">2</text:span><text:span text:style-name="T3">) هست</text:span></text:p>
        </text:list-item>
        <text:list-item>
          <text:p text:style-name="P8"><text:span text:style-name="T3">برای گراف های بزرگ و کم یال بهتره از هیپ باینری استفاده بشه و پیچیدگیش </text:span><text:span text:style-name="T4">O(E logV).</text:span></text:p>
        </text:list-item>
        <text:list-item>
          <text:p text:style-name="P9">برای گراف های بسیار بزرگ و کم یال بهتره از هیپ فیبوناچی استفاده بشه با پیچیدگی O(V logV + E)</text:p>
        </text:list-item>
      </text:list>
      <text:p text:style-name="P10"><text:span text:style-name="T4"/></text:p>
      <text:h text:style-name="P11" text:outline-level="1">اگر در الگوریتم دایجسترا از رئوس متفاوتی شروع کنیم درخت نهایی تولید شده یکسان است؟</text:h>
      <text:p text:style-name="P6">در صورتی که یال ها متمایز باشن درخت کمینه یکسانی میده اما در حالتی که یال های یکسانی وجود داشته باشن ممکنه که درخت‌های متمایزی به ما برگردونه. به علت اینکه ما یال های گراف رو به ترتیب وزن مرتب میکنیم و از اون لیست یال ها رو انتخاب میکنیم.</text:p>
      <text:p text:style-name="P6"/>
      <text:h text:style-name="P12" text:outline-level="1">گراف‌های چند بخشی</text:h>
      <text:p text:style-name="P13">گراف‌های چند بخشی به این معنا هستند که هر رأس به هیچ یک از رئوس همان بخش متصل نیست و از طرفی میتوان یال ها را به مجموعه هایی افراز کرد که هر مجموعه مربوط به یک بخش است. به عبارت دیگر گراف k بخشی را میتوان با k رنگ ، رنگ‌آمیزی کرد.</text:p>
      <text:p text:style-name="P13"><text:soft-page-break/>برای مثال شبکه‌های عصبی بدون بک پروپگیشن گراف های چند بخشی هستند زیرا هیچ یک از المان‌های آن‌ها به یکدیگر متصل نیستند و هر بخش به بخش بعدی متصل است.</text:p>
      <text:h text:style-name="P5" text:outline-level="1">تشخیص یال‌های برشی با استفاده از ماتریس مجاورت</text:h>
      <text:p text:style-name="P6">برای اینکه بتونیم چک کنیم یک یال برشی هست یا نه اونو از ماتریس مجاورت حذف میکنیم و بعدش چک میکنیم که آیا بعد از حذف اون یال گراف ما همبند هست یا نه. چک کردن همبندی با استفاده از ماتریس مجاورت هم به این صورته که بین هر دو راس باید یک مسیر وجود داشته باشه.</text:p>
      <text:p text:style-name="P6">این کار رو برای تک تک یال ها انجام میدیم و یال‌های برشی رو تشخیص میدیم.</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face style:name="B Titr" svg:font-family="'B Titr'"/>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B Nazanin" style:font-size-asian="10.5pt" style:language-asian="zh" style:country-asian="CN" style:font-name-complex="B Nazanin" style:font-size-complex="14pt" style:language-complex="fa" style:country-complex="IR"/>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 Nazanin" style:font-size-asian="10.5pt" style:language-asian="zh" style:country-asian="CN" style:font-name-complex="B Nazanin" style:font-size-complex="14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rl-tb">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 Titr" style:font-family-asian="'B Titr'" style:font-size-asian="14pt" style:font-name-complex="B Titr" style:font-family-complex="'B Titr'"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B Nazanin" fo:font-family="'B Nazanin'" style:font-name-asian="B Nazanin" style:font-family-asian="'B Nazanin'" style:font-size-asian="12pt" style:font-name-complex="B Nazanin" style:font-family-complex="'B Nazani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B Nazanin" style:font-family-asian="'B Nazanin'" style:font-size-asian="12pt" style:font-style-asian="italic" style:font-name-complex="B Nazanin" style:font-family-complex="'B Nazanin'" style:font-size-complex="14pt" style:font-style-complex="italic"/>
    </style:style>
    <style:style style:name="Index" style:family="paragraph" style:parent-style-name="Standard" style:class="index">
      <style:paragraph-properties text:number-lines="false" text:line-number="0"/>
      <style:text-properties style:font-name-asian="B Nazanin" style:font-family-asian="'B Nazanin'" style:font-size-asian="12pt" style:font-name-complex="B Nazanin" style:font-family-complex="'B Nazanin'"/>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21:10:26.141094245</meta:creation-date>
    <meta:generator>LibreOffice/24.8.6.2$Linux_X86_64 LibreOffice_project/d50be90c1d90f0f90a5235ffcbbafbbfa38a83c2</meta:generator>
    <dc:date>2025-04-04T04:10:57.714572901</dc:date>
    <meta:editing-duration>PT30M30S</meta:editing-duration>
    <meta:editing-cycles>5</meta:editing-cycles>
    <meta:document-statistic meta:table-count="0" meta:image-count="0" meta:object-count="0" meta:page-count="3" meta:paragraph-count="21" meta:word-count="477" meta:character-count="2256" meta:non-whitespace-character-count="1803"/>
  </office:meta>
</office:document-meta>
</file>